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3.46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4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1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svg:stroke-color="#000000" draw:fill="none" draw:fill-color="#ffffff" draw:textarea-vertical-align="middle" draw:auto-grow-height="false" fo:min-height="12.988cm" fo:min-width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margin-left="2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2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7" style:family="paragraph">
      <style:paragraph-properties fo:margin-left="2.4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2.4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66cm" svg:height="1cm" svg:x="1.03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14cm" svg:height="1cm" svg:x="1.5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14cm" svg:height="1cm" svg:x="7.464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22cm" svg:height="0.645cm" svg:x="14.53cm" svg:y="1cm">
          <draw:text-box>
            <text:p><text:span text:style-name="T1">0</text:span></text:p>
          </draw:text-box>
        </draw:frame>
        <draw:frame draw:style-name="gr3" draw:text-style-name="P2" draw:layer="layout" svg:width="0.722cm" svg:height="0.645cm" svg:x="13.124cm" svg:y="1cm">
          <draw:text-box>
            <text:p><text:span text:style-name="T1">3</text:span></text:p>
          </draw:text-box>
        </draw:frame>
        <draw:frame draw:style-name="gr4" draw:text-style-name="P2" draw:layer="layout" svg:width="0.921cm" svg:height="0.645cm" svg:x="7.171cm" svg:y="1cm">
          <draw:text-box>
            <text:p><text:span text:style-name="T1">35</text:span></text:p>
          </draw:text-box>
        </draw:frame>
        <draw:frame draw:style-name="gr5" draw:text-style-name="P2" draw:layer="layout" svg:width="1.428cm" svg:height="0.645cm" svg:x="0.85cm" svg:y="1cm">
          <draw:text-box>
            <text:p><text:span text:style-name="T1">68:67</text:span></text:p>
          </draw:text-box>
        </draw:frame>
        <draw:frame draw:style-name="gr6" draw:text-style-name="P4" draw:layer="layout" svg:width="1.222cm" svg:height="0.665cm" draw:transform="rotate (1.5707963267949) translate (0.976cm 2.622cm)">
          <draw:text-box>
            <text:p text:style-name="P3"><text:span text:style-name="T1">valid</text:span></text:p>
          </draw:text-box>
        </draw:frame>
        <draw:frame draw:style-name="gr7" draw:text-style-name="P6" draw:layer="layout" svg:width="5.942cm" svg:height="1.039cm" svg:x="1.584cm" svg:y="1.481cm">
          <draw:text-box>
            <text:p text:style-name="P5"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</draw:text-box>
        </draw:frame>
        <draw:frame draw:style-name="gr8" draw:text-style-name="P8" draw:layer="layout" svg:width="5.878cm" svg:height="1cm" svg:x="7.464cm" svg:y="1.5cm">
          <draw:text-box>
            <text:p text:style-name="P7"><text:span text:style-name="T2">data</text:span></text:p>
          </draw:text-box>
        </draw:frame>
        <draw:frame draw:style-name="gr8" draw:text-style-name="P10" draw:layer="layout" svg:width="1.657cm" svg:height="1cm" svg:x="13.342cm" svg:y="1.5cm">
          <draw:text-box>
            <text:p text:style-name="P9"><text:span text:style-name="T2">strb</text:span></text:p>
          </draw:text-box>
        </draw:frame>
        <draw:custom-shape draw:style-name="gr9" draw:text-style-name="P11" draw:layer="layout" svg:width="0.4cm" svg:height="13.966cm" draw:transform="rotate (1.5707963267949) translate (1.033cm 2.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2" draw:layer="layout" svg:width="1.632cm" svg:height="0.806cm" svg:x="7.425cm" svg:y="2.788cm">
          <draw:text-box>
            <text:p><text:span text:style-name="T3">RE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48.851099755</meta:creation-date>
    <dc:date>2022-10-19T22:32:56.648075611</dc:date>
    <meta:editing-duration>PT4M24S</meta:editing-duration>
    <meta:editing-cycles>2</meta:editing-cycles>
    <meta:generator>LibreOffice/7.3.6.2$Linux_X86_64 LibreOffice_project/30$Build-2</meta:generator>
    <meta:document-statistic meta:object-count="13"/>
  </office:meta>
</office:document-meta>
</file>